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9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39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58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7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9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16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5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7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АК ВОЗНИК ПРОЕКТ</text:p>
      <text:p text:style-name="P1"/>
      <text:p text:style-name="P1">Устроившись администратором сети ISP на очередное место работы я получил в "наследство" от предыдущих администраторов сеть с очень значительной долей достаточно "пожилых" коммутаторов Nortel, 3Com и т.п. а так же свежую часть сети на D-Link DES-3026/3010.</text:p>
      <text:p text:style-name="P1">Но ситуацию очень омрачал тот факт что имеющаяся информация мягко говоря не соответствовала реальной картине. И самое неприятное - буквально все настройки оконечных портов приходилось делать полностью вручную...</text:p>
      <text:p text:style-name="P1">У меня был выбор - или увольняться, или придумать как облегчить свою участь. И поскольку в остальных отношениях работа устраивала на все 100% я решил автоматизировать свой труд.</text:p>
      <text:p text:style-name="P1"/>
      <text:p text:style-name="P1">На первых порах проект выполнял функцию упорядочивания информации по коммутаторам и состоянию их портов в сети ISP, сбор данных оседал в БД.</text:p>
      <text:p text:style-name="P1"/>
      <text:p text:style-name="P1">Почти сразу же стало понятно что нужно ещё собирать информацию и о том, какие абоненты когда и с каких портов и какого коммутатора подключаются в сеть. И здесь мне пришлось продумать до мелочей несколько механизмов в результате чего возникло понятие "точка доступа абонента" и механизм её точного определения в момент подключения абонента в сеть. Сам механизм был встроен внутри perl-скрипта RADIUS и это решение в дальнейшем показало свою практическую эффективность, надёжность и удобство для автоматизации управления услугами абонентов.</text:p>
      <text:p text:style-name="P1"/>
      <text:p text:style-name="P1">Далее возникла необходимость на основе собранных данных строить связи для системы мониторинга сети. Самый простой и подходящий вариант - <text:s/>в автоматическом режиме, т.е. на основе информации из БД формировать конфиги для NAGIOS. Именно под это ПО наиболее просто и удобно использовать подобную схему.</text:p>
      <text:p text:style-name="P1"/>
      <text:p text:style-name="P1">Чуть позже были автоматизированы самые частые действия по настройке портов коммутаторов. И вот только после этого шага эффективность созданных механизмов резко разгрузила моё время.</text:p>
      <text:p text:style-name="P1"/>
      <text:p text:style-name="P1">В результате вложенных усилий получился замкнутый цикл автоматизированного обслуживания оборудования. Конечно алгоритмы работы не настолько интеллектуальны как человек, но их главная задача не полностью заменить специалиста, а главным образом избавить его от рутины и снабдить максимально точной и актуальной информацией по состоянию оборудования.</text:p>
      <text:p text:style-name="P1"/>
      <text:p text:style-name="P1">Гораздо позже мой коллега написал WEB-интерфейс для удобства и этот шаг гармонично объединил предыдущие усилия в достаточно понятный для обычных работников интерфейс.</text:p>
      <text:p text:style-name="P1"/>
      <text:p text:style-name="P1">Когда я решил сделать проект открытым, тут же возник вопрос о названии. В поисках названия наткнулся на описание концепции Telecommunications Management Network (TMN). Поскольку концепция практически полностью совпала с концепцией моей открытой разработки, название пришло на ум сразу же — "open-tmn". аббревиатура TMN так же является часто употребимым сокращением для имён доменов связанных с городом Тюмень (Tyumen), переезд в который и дал толчок рождению моего проекта. Так что более подходящего названия наверное и не придумать.</text:p>
      <text:p text:style-name="P1"/>
      <text:p text:style-name="P1"/>
      <text:p text:style-name="P1"/>
      <text:p text:style-name="P1"/>
      <text:p text:style-name="P1"><text:soft-page-break/></text:p>
      <text:p text:style-name="P2">МНОГОУРОВНЕВОСТЬ и МОДУЛЬНОСТЬ. </text:p>
      <text:p text:style-name="P1"/>
      <text:p text:style-name="P1">Изначально стало понятно что сделать жёсткую универсальную среду не получится даже для решения задач своей сети, да и принципы использования сети со временем менялись не единожды. Посему самым неизменным является лишь структура хранения данных, которая при необходимости дополнялась новыми полями и таблицами.</text:p>
      <text:p text:style-name="P1"/>
      <text:p text:style-name="P2">I.Уровни</text:p>
      <text:p text:style-name="P1"/>
      <text:list text:style-name="L2">
        <text:list-item>
          <text:p text:style-name="P5">Уровень физического интерфейса на порту, описывается полями таблицы swports — phy_id, autoneg, speed, duplex. Для настройки оборудования используются три последних, <text:s/>phy_id - пока что только для техучёта.</text:p>
        </text:list-item>
        <text:list-item>
          <text:p text:style-name="P5">Уровень физического порта, описывается <text:s/>полями таблицы swports — port, portpref (символьно-цифровые приставки в некоторых коммутаторах ( CISCO, 3Com и т.п.) </text:p>
        </text:list-item>
        <text:list-item>
          <text:p text:style-name="P5">Уровень типов подключений абонентов на портах - описывается полями таблицы swports — ltype_id и type. Для реальных портов <text:s/>type = 1, для виртуальных (уходящих несколькими vlan в транке к абоненту) &gt; 1, инкрементно для каждого последующего виртуального порта на текущем физическом. <text:s/>ltype_id — тип подключения абонента, т.е. тип получаемой им услуги.</text:p>
        </text:list-item>
        <text:list-item>
          <text:p text:style-name="P5">Уровень точки доступа абонента, по сути каждая запись таблицы <text:s/>swports есть потенциальная точка доступа, исключение - транковые порты (downlink, uplink) не могут быть таковыми.</text:p>
        </text:list-item>
        <text:list-item>
          <text:p text:style-name="P5">Уровень терминации услуг абонентов. Описывается таблицей head_link, каждая запись — проброшенный от оконечного порта до головного терминирующего устройства Vlan-линк. <text:s/><text:line-break/></text:p>
        </text:list-item>
      </text:list>
      <text:p text:style-name="P2">II Связи между уровнями, начальная настройка</text:p>
      <text:p text:style-name="P1"><text:line-break/>В данный момент предполагается лишь древовидный тип построения сети, так же собственно как и в Nagios.</text:p>
      <text:p text:style-name="P1"><text:line-break/>До начала использования необходимо заполнить несколько базовых таблиц с данными</text:p>
      <text:list text:style-name="L1">
        <text:list-item>
          <text:p text:style-name="P4">models - модели коммутаторов, в ней размещены базовые общие для указанной модели оборудования настройки. </text:p>
        </text:list-item>
        <text:list-item>
          <text:p text:style-name="P4">hosts - хосты (по сути коммутаторы) сети</text:p>
        </text:list-item>
        <text:list-item>
          <text:p text:style-name="P4">vlan_list - список задействованных vlan в сети</text:p>
        </text:list-item>
        <text:list-item>
          <text:p text:style-name="P4">heads - головное терминирующее оборудование</text:p>
        </text:list-item>
        <text:list-item>
          <text:p text:style-name="P4">phy_types <text:s/>- типы «физики» на портах, использовать необязательно, но очень удобно для учёта портов сети.</text:p>
        </text:list-item>
        <text:list-item>
          <text:p text:style-name="P4">link_types <text:s/>- типы использования портов, другими словами типы предоставления услуг на порту а так же часть служебных типов линков на порту. Очень важная часть, одна из ключевых в концепции. От типа линка на порту зависят способы управления портом и другими коммутаторами в цепочке.</text:p>
          <text:p text:style-name="P4"/>
          <text:p text:style-name="P4">При использовании DHCP следует заполнить/исправить ещё несколько таблиц</text:p>
        </text:list-item>
        <text:list-item>
          <text:p text:style-name="P4">pool_types — типы пцулов адресов</text:p>
        </text:list-item>
        <text:list-item>
          <text:p text:style-name="P4">dhcp_pools — собственно используемые пулы</text:p>
        </text:list-item>
        <text:list-item>
          <text:p text:style-name="P4">dhcp_addr — список адресов пулов, выдаваемых абонентам, данные по аренде адресов, эту таблицу изначально проще всего заполнить с помощью имеющегося скрипта (tools/dhcp/gen_dhcp_pool.pl), который сам cгенерит нужные записи.</text:p>
          <text:p text:style-name="P4"/>
          <text:p text:style-name="P4"><text:soft-page-break/>В дальнейшем я выложу sql файлы с примерами заполнения вышеописанных таблиц.</text:p>
          <text:p text:style-name="P4"/>
          <text:p text:style-name="P8">III. Модули</text:p>
          <text:p text:style-name="P8"/>
        </text:list-item>
      </text:list>
      <text:p text:style-name="P1">Данные по оборудованию должны попадать в БД в основном при установке новых устройств в сеть и в момент авторизации абонентов, а так же в результате предоставления абонентам иных не требующих авторизации сервисов — например предоставление коммутируемого доступа между территориально распределёнными точками абонента.</text:p>
      <text:p text:style-name="P1"><text:line-break/>Для сбора данных можно использовать любой удобный в каждом конкретном случае способ и соответственно написать под это отдельный модуль. </text:p>
      <text:p text:style-name="P1"/>
      <text:list text:style-name="L3">
        <text:list-item>
          <text:p text:style-name="P6">В основном данные поступают в процессе авторизации PPPoE абонентов в этом же процессе работает и механизм определения точек доступа. Это базовая часть получения параметров услуги абонента и связывания их с точкой доступа Здесь же при необходимости формируются и задания по перенастройке оборудования — например изменить скорость на порту.</text:p>
        </text:list-item>
        <text:list-item>
          <text:p text:style-name="P6">Второй обязательный шаг — периодическая синхронизация данных из билинговой системы в систему TMN, по сути - синхронизация между двумя БД. Второй шаг нужен для того, чтобы удалить/заблокировать запись о терминации абонента, если например он расторг договор или например ему приостановлена услуга не требующая авторизации. <text:s/>Или же у подобного абонента изменились параметры доступа — например скорость на порту.</text:p>
        </text:list-item>
        <text:list-item>
          <text:p text:style-name="P6">Синхронизация параметров услуги абонента с внешними устройствами. Типичный пример — синхронизация скоростей выхода в Интернет с внешним сервером-шейпером на FreeBSD.</text:p>
        </text:list-item>
        <text:list-item>
          <text:p text:style-name="P6">Выполнение заданий по перенастройке оборудования. Самые простые задания например по изменению параметров порта выполняются автоматически с проверкой в цикле, более сложные (автоматический проброс VLAN от порта абонента через цепочку транков/аплинков до головного терминатора ) — под контролем оператора. </text:p>
        </text:list-item>
        <text:list-item>
          <text:p text:style-name="P6">Действия через WEB-интерфейс, различные правки, изменения, добавления и т.п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atoly Batura</meta:initial-creator>
    <meta:creation-date>2010-11-20T16:05:08</meta:creation-date>
    <dc:creator>Anatoly Batura</dc:creator>
    <dc:date>2010-11-20T18:07:24</dc:date>
    <meta:editing-cycles>4</meta:editing-cycles>
    <meta:editing-duration>PT1H44M6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3" meta:paragraph-count="41" meta:word-count="999" meta:character-count="7310"/>
  </office:meta>
</office:document-meta>
</file>